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71f63" officeooo:paragraph-rsid="00071f63" style:font-size-asian="11pt" style:font-size-complex="11p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style:font-name="Arial" fo:font-size="11pt" officeooo:rsid="00071f63" officeooo:paragraph-rsid="00071f63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ay 10 task:</text:span> </text:p>
      <text:p text:style-name="P1"/>
      <text:p text:style-name="P3">  </text:p>
      <text:p text:style-name="P4">Take some time to experiment with media queries in order to get a feel for how they work. </text:p>
      <text:p text:style-name="P4">  </text:p>
      <text:p text:style-name="P4">Add a mobile and tablet breakpoint to some existing CSS code you have to see how you can impact the styling with media queries. </text:p>
      <text:p text:style-name="P4"> </text:p>
      <text:p text:style-name="P4">Things to study over the break:  </text:p>
      <text:p text:style-name="P4">CSS Pre-Reading: </text:p>
      <text:p text:style-name="P4">  </text:p>
      <text:p text:style-name="P4">  </text:p>
      <text:p text:style-name="P2"><text:span text:style-name="T2">Responsive Design: </text:span><text:a xlink:type="simple" xlink:href="https://developer.mozilla.org/en-US/docs/Learn/CSS/CSS_layout/Responsive_Design" office:target-frame-name="_blank" xlink:show="new" text:style-name="Internet_20_link" text:visited-style-name="Visited_20_Internet_20_Link"><text:span text:style-name="T2">https://developer.mozilla.org/en-US/docs/Learn/CSS/CSS_layout/Responsive_Design</text:span></text:a><text:span text:style-name="T2"> </text:span></text:p>
      <text:p text:style-name="P4">  </text:p>
      <text:p text:style-name="P2"><text:span text:style-name="T2">Animations: </text:span><text:a xlink:type="simple" xlink:href="https://www.w3schools.com/css/css3_animations.asp" office:target-frame-name="_blank" xlink:show="new" text:style-name="Internet_20_link" text:visited-style-name="Visited_20_Internet_20_Link"><text:span text:style-name="T2">https://www.w3schools.com/css/css3_animations.asp</text:span></text:a><text:span text:style-name="T2"> </text:span></text:p>
      <text:p text:style-name="P4">  </text:p>
      <text:p text:style-name="P2"><text:span text:style-name="T2">Transitions: </text:span><text:a xlink:type="simple" xlink:href="https://www.w3schools.com/css/css3_transitions.asp" office:target-frame-name="_blank" xlink:show="new" text:style-name="Internet_20_link" text:visited-style-name="Visited_20_Internet_20_Link"><text:span text:style-name="T2">https://www.w3schools.com/css/css3_transitions.asp</text:span></text:a><text:span text:style-name="T2"> </text:span></text:p>
      <text:p text:style-name="P4">  </text:p>
      <text:p text:style-name="P2"><text:span text:style-name="T2">Transform: </text:span><text:a xlink:type="simple" xlink:href="https://www.w3schools.com/cssref/css3_pr_transform.php" office:target-frame-name="_blank" xlink:show="new" text:style-name="Internet_20_link" text:visited-style-name="Visited_20_Internet_20_Link"><text:span text:style-name="T2">https://www.w3schools.com/cssref/css3_pr_transform.php</text:span></text:a><text:span text:style-name="T2"> </text:span></text:p>
      <text:p text:style-name="P4">  </text:p>
      <text:p text:style-name="P4">  </text:p>
      <text:p text:style-name="P4">HTML, CSS, JavaScript Practice Exercises: </text:p>
      <text:p text:style-name="P4">  </text:p>
      <text:p text:style-name="P4">  </text:p>
      <text:p text:style-name="P2"><text:a xlink:type="simple" xlink:href="https://www.freecodecamp.org/" office:target-frame-name="_blank" xlink:show="new" text:style-name="Internet_20_link" text:visited-style-name="Visited_20_Internet_20_Link"><text:span text:style-name="T2">https://www.freecodecamp.org/</text:span></text:a><text:span text:style-name="T2"> </text:span></text:p>
      <text:p text:style-name="P4">  </text:p>
      <text:p text:style-name="P4">W3 school – quizzes  </text:p>
      <text:p text:style-name="P4">Replicate websites using VS code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4:43.776000000</meta:creation-date>
    <dc:date>2024-01-23T18:05:27.527000000</dc:date>
    <meta:editing-duration>PT44S</meta:editing-duration>
    <meta:editing-cycles>1</meta:editing-cycles>
    <meta:document-statistic meta:table-count="0" meta:image-count="0" meta:object-count="0" meta:page-count="1" meta:paragraph-count="26" meta:word-count="76" meta:character-count="723" meta:non-whitespace-character-count="619"/>
    <meta:generator>LibreOffice/7.6.4.1$Windows_X86_64 LibreOffice_project/e19e193f88cd6c0525a17fb7a176ed8e6a3e2aa1</meta:generator>
  </office:meta>
</office:document-meta>
</file>